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tmp" manifest:media-type="image/png"/>
  <manifest:file-entry manifest:full-path="media/image8.tmp" manifest:media-type="image/png"/>
  <manifest:file-entry manifest:full-path="media/image1.tmp" manifest:media-type="image/png"/>
  <manifest:file-entry manifest:full-path="media/image6.tmp" manifest:media-type="image/png"/>
  <manifest:file-entry manifest:full-path="media/image5.tmp" manifest:media-type="image/png"/>
  <manifest:file-entry manifest:full-path="media/image4.tmp" manifest:media-type="image/png"/>
  <manifest:file-entry manifest:full-path="media/image3.tmp" manifest:media-type="image/png"/>
  <manifest:file-entry manifest:full-path="media/image2.tmp" manifest:media-type="image/png"/>
  <manifest:file-entry manifest:full-path="media/image7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ableColumn8" style:family="table-column">
      <style:table-column-properties style:column-width="3.3465in" style:use-optimal-column-width="false"/>
    </style:style>
    <style:style style:name="TableColumn9" style:family="table-column">
      <style:table-column-properties style:column-width="3.3465in" style:use-optimal-column-width="false"/>
    </style:style>
    <style:style style:name="Table7" style:family="table">
      <style:table-properties style:width="6.69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Question 1</text:p>
          <text:list text:continue-numbering="true">
            <text:list-item>
              <text:p text:style-name="P2">Hello</text:p>
            </text:list-item>
            <text:list-item>
              <text:p text:style-name="P3">Hello.java</text:p>
            </text:list-item>
            <text:list-item>
              <text:p text:style-name="P4">Main method is the entry point into the program</text:p>
            </text:list-item>
            <text:list-item>
              <text:p text:style-name="P5">Prints “World!” and moves the cursor to the next line</text:p>
            </text:list-item>
          </text:list>
        </text:list-item>
        <text:list-item>
          <text:p text:style-name="P6">Question 2</text:p>
        </text:list-item>
      </text:list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Possible Class Name</text:p>
          </table:table-cell>
          <table:table-cell table:style-name="TableCell12">
            <text:p text:style-name="TableContents">Possible Object Names</text:p>
          </table:table-cell>
        </table:table-row>
        <table:table-row table:style-name="TableRow13">
          <table:table-cell table:style-name="TableCell14">
            <text:p text:style-name="TableContents">Table</text:p>
          </table:table-cell>
          <table:table-cell table:style-name="TableCell15">
            <text:p text:style-name="TableContents">blackTable</text:p>
            <text:p text:style-name="TableContents">writingTable</text:p>
            <text:p text:style-name="TableContents">diningTable</text:p>
          </table:table-cell>
        </table:table-row>
        <table:table-row table:style-name="TableRow16">
          <table:table-cell table:style-name="TableCell17">
            <text:p text:style-name="TableContents">Chair</text:p>
          </table:table-cell>
          <table:table-cell table:style-name="TableCell18">
            <text:p text:style-name="TableContents">blueChair</text:p>
            <text:p text:style-name="TableContents">computerChair</text:p>
            <text:p text:style-name="TableContents">woodenChair</text:p>
          </table:table-cell>
        </table:table-row>
        <table:table-row table:style-name="TableRow19">
          <table:table-cell table:style-name="TableCell20">
            <text:p text:style-name="TableContents">Vegetable</text:p>
          </table:table-cell>
          <table:table-cell table:style-name="TableCell21">
            <text:p text:style-name="TableContents">cabbageVegetable</text:p>
            <text:p text:style-name="TableContents">carrotVegetable</text:p>
            <text:p text:style-name="TableContents">broccoliVegetable</text:p>
          </table:table-cell>
        </table:table-row>
        <table:table-row table:style-name="TableRow22">
          <table:table-cell table:style-name="TableCell23">
            <text:p text:style-name="TableContents">Animal</text:p>
          </table:table-cell>
          <table:table-cell table:style-name="TableCell24">
            <text:p text:style-name="TableContents">giraffeAnimal</text:p>
            <text:p text:style-name="TableContents">whaleAnimal</text:p>
            <text:p text:style-name="TableContents">lionAnimal</text:p>
          </table:table-cell>
        </table:table-row>
      </table:table>
      <text:p text:style-name="P25"/>
      <text:p text:style-name="Standard"><draw:frame draw:style-name="a0" draw:name="Picture 1" text:anchor-type="as-char" svg:x="0in" svg:y="0in" svg:width="4.17767in" svg:height="1.68774in" style:rel-width="scale" style:rel-height="scale"><draw:image xlink:href="media/image1.tmp" xlink:type="simple" xlink:show="embed" xlink:actuate="onLoad"/><svg:title/><svg:desc/></draw:frame><draw:frame draw:style-name="a1" draw:name="Picture 2" text:anchor-type="as-char" svg:x="0in" svg:y="0in" svg:width="4.21934in" svg:height="1.68774in" style:rel-width="scale" style:rel-height="scale"><draw:image xlink:href="media/image2.tmp" xlink:type="simple" xlink:show="embed" xlink:actuate="onLoad"/><svg:title/><svg:desc/></draw:frame><draw:frame draw:style-name="a2" draw:name="Picture 3" text:anchor-type="as-char" svg:x="0in" svg:y="0in" svg:width="4.32352in" svg:height="1.75024in" style:rel-width="scale" style:rel-height="scale"><draw:image xlink:href="media/image3.tmp" xlink:type="simple" xlink:show="embed" xlink:actuate="onLoad"/><svg:title/><svg:desc/></draw:frame><text:soft-page-break/><draw:frame draw:style-name="a3" draw:name="Picture 5" text:anchor-type="as-char" svg:x="0in" svg:y="0in" svg:width="4.50063in" svg:height="1.70857in" style:rel-width="scale" style:rel-height="scale"><draw:image xlink:href="media/image4.tmp" xlink:type="simple" xlink:show="embed" xlink:actuate="onLoad"/><svg:title/><svg:desc/></draw:frame><draw:frame draw:style-name="a4" draw:name="Picture 6" text:anchor-type="as-char" svg:x="0in" svg:y="0in" svg:width="4.8861in" svg:height="2.26073in" style:rel-width="scale" style:rel-height="scale"><draw:image xlink:href="media/image5.tmp" xlink:type="simple" xlink:show="embed" xlink:actuate="onLoad"/><svg:title/><svg:desc/></draw:frame></text:p>
      <text:soft-page-break/>
      <text:list text:style-name="LFO1" text:continue-numbering="true">
        <text:list-item>
          <text:p text:style-name="P26"><draw:frame draw:style-name="a5" draw:name="Picture 7" text:anchor-type="as-char" svg:x="0in" svg:y="0in" svg:width="5.42784in" svg:height="8.08446in" style:rel-width="scale" style:rel-height="scale"><draw:image xlink:href="media/image6.tmp" xlink:type="simple" xlink:show="embed" xlink:actuate="onLoad"/><svg:title/><svg:desc/></draw:frame></text:p>
        </text:list-item>
        <text:list-item>
          <text:p text:style-name="P27"><draw:frame draw:style-name="a6" draw:name="Picture 8" text:anchor-type="as-char" svg:x="0in" svg:y="0in" svg:width="6.69306in" svg:height="1.70625in" style:rel-width="scale" style:rel-height="scale"><draw:image xlink:href="media/image7.tmp" xlink:type="simple" xlink:show="embed" xlink:actuate="onLoad"/><svg:title/><svg:desc/></draw:frame></text:p>
        </text:list-item>
        <text:list-item>
          <text:p text:style-name="P28"><draw:frame draw:style-name="a7" draw:name="Picture 9" text:anchor-type="as-char" svg:x="0in" svg:y="0in" svg:width="5.81331in" svg:height="1.64606in" style:rel-width="scale" style:rel-height="scale"><draw:image xlink:href="media/image8.tmp" xlink:type="simple" xlink:show="embed" xlink:actuate="onLoad"/><svg:title/><svg:desc/></draw:frame></text:p>
        </text:list-item>
        <text:list-item>
          <text:p text:style-name="P29"><draw:frame draw:style-name="a8" draw:name="Picture 10" text:anchor-type="as-char" svg:x="0in" svg:y="0in" svg:width="6.69306in" svg:height="7.60556in" style:rel-width="scale" style:rel-height="scale"><draw:image xlink:href="media/image9.tmp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dul Asyraf Abdul Haris</dc:creator>
    <meta:creation-date>2018-09-18T19:42:00Z</meta:creation-date>
    <dc:date>2018-09-24T02:11:00Z</dc:date>
    <meta:template xlink:href="Normal.dotm" xlink:type="simple"/>
    <meta:editing-cycles>2</meta:editing-cycles>
    <meta:editing-duration>PT2700S</meta:editing-duration>
    <meta:document-statistic meta:page-count="4" meta:paragraph-count="1" meta:word-count="58" meta:character-count="391" meta:row-count="2" meta:non-whitespace-character-count="334"/>
  </office:meta>
</office:document-meta>
</file>